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45cm" style:use-optimal-column-width="true"/>
    </style:style>
    <style:style style:name="co2" style:family="table-column">
      <style:table-column-properties fo:break-before="auto" style:column-width="3.09033333333333cm" style:use-optimal-column-width="true"/>
    </style:style>
    <style:style style:name="co3" style:family="table-column">
      <style:table-column-properties fo:break-before="auto" style:column-width="2.286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OVR B4</text:p>
          </table:table-cell>
          <table:table-cell office:value-type="float" office:value="89" table:style-name="ce1">
            <text:p>89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VR</text:p>
          </table:table-cell>
          <table:table-cell office:value-type="float" office:value="271.45" table:formula="of:=[.B1]*[.C10]" table:style-name="ce1">
            <text:p>271.45</text:p>
          </table:table-cell>
          <table:table-cell office:value-type="float" office:value="253.14999999999998" table:formula="of:=[.C1]*[.C10]" table:style-name="ce1">
            <text:p>253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M</text:p>
          </table:table-cell>
          <table:table-cell office:value-type="float" office:value="5" table:formula="of:=20*[.C11]" table:style-name="ce1">
            <text:p>5</text:p>
          </table:table-cell>
          <table:table-cell office:value-type="float" office:value="20" table:formula="of:=80*[.C11]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TNESS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MPORT</text:p>
          </table:table-cell>
          <table:table-cell office:value-type="float" office:value="15.454545454545455" table:formula="of:=([.C16]/(100-[.B1]))*[.C13]" table:style-name="ce1">
            <text:p>15.45454545</text:p>
          </table:table-cell>
          <table:table-cell office:value-type="float" office:value="10" table:formula="of:=([.C16]/(100-[.C1]))*[.C13]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DOM</text:p>
          </table:table-cell>
          <table:table-cell office:value-type="float" office:value="88" table:formula="of:=RANDBETWEEN(80;110)*[.C14]" table:style-name="ce1">
            <text:p>88</text:p>
          </table:table-cell>
          <table:table-cell office:value-type="float" office:value="83" table:formula="of:=RANDBETWEEN(80;110)*[.C14]" table:style-name="ce1">
            <text:p>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504.90454545454543" table:formula="of:=SUM([.B2:.B7])" table:style-name="ce1">
            <text:p>504.9045455</text:p>
          </table:table-cell>
          <table:table-cell office:value-type="float" office:value="501.15" table:formula="of:=SUM([.C2:.C7])" table:style-name="ce1">
            <text:p>501.15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OVR Mult</text:p>
          </table:table-cell>
          <table:table-cell office:value-type="float" office:value="3.05" table:style-name="ce1">
            <text:p>3.0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ORM Mult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IT Mult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Import Mult</text:p>
          </table:table-cell>
          <table:table-cell office:value-type="float" office:value="1.7" table:style-name="ce1">
            <text:p>1.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Rand Mul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atch Importance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Paul Garlick</meta:initial-creator>
    <dc:creator>Paul Garlick</dc:creator>
    <meta:creation-date>2019-12-30T20:21:35Z</meta:creation-date>
    <dc:date>2020-08-18T14:04:12Z</dc:date>
    <meta:editing-cycles>2</meta:editing-cycles>
    <meta:editing-duration>PT9550S</meta:editing-duration>
  </office:meta>
</office:document-meta>
</file>